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1e24e" officeooo:paragraph-rsid="0011e24e"/>
    </style:style>
    <style:style style:name="P2" style:family="paragraph" style:parent-style-name="Standard">
      <style:text-properties officeooo:rsid="0012bfbf" officeooo:paragraph-rsid="0012bfbf"/>
    </style:style>
    <style:style style:name="P3" style:family="paragraph" style:parent-style-name="Standard">
      <style:paragraph-properties fo:text-align="center" style:justify-single-word="false"/>
      <style:text-properties fo:font-size="16pt" fo:font-weight="bold" officeooo:rsid="0011e24e" officeooo:paragraph-rsid="0011e24e" style:font-size-asian="16pt" style:font-weight-asian="bold" style:font-size-complex="16pt" style:font-weight-complex="bold"/>
    </style:style>
    <style:style style:name="P4" style:family="paragraph" style:parent-style-name="Standard">
      <style:text-properties fo:font-size="14pt" fo:font-weight="bold" officeooo:rsid="0011e24e" officeooo:paragraph-rsid="0011e24e" style:font-size-asian="14pt" style:font-weight-asian="bold" style:font-size-complex="14pt" style:font-weight-complex="bold"/>
    </style:style>
    <style:style style:name="P5" style:family="paragraph" style:parent-style-name="Standard">
      <style:text-properties style:text-underline-style="solid" style:text-underline-width="auto" style:text-underline-color="font-color" fo:font-weight="bold" officeooo:rsid="0011e24e" officeooo:paragraph-rsid="0011e24e"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lgorithme et société</text:p>
      <text:p text:style-name="P1"/>
      <text:p text:style-name="P1"/>
      <text:p text:style-name="P1">En 2017, Facebook revendique 2 milliards d’utilisateurs actifs par mois.</text:p>
      <text:p text:style-name="P1">Ce média social étant gratuit, il se finance grâce à la publicité.</text:p>
      <text:p text:style-name="P1">Mais pour que la publicité soit efficace, elle doit être ciblée.</text:p>
      <text:p text:style-name="P1"/>
      <text:p text:style-name="P1">Pour se faire, le géant des réseaux sociaux utilise différents moyens pour cibler ses utilisateurs.</text:p>
      <text:p text:style-name="P1">Tout d’abord FB conserve 614 attributs par utilisateur en récupérant les likes, les posts et les commentaires postés sur leur plateforme, mais aussi en accédant au site que chaque utilisateur visite.</text:p>
      <text:p text:style-name="P1">Il se sert également des données vendues par des Data Brokers (entreprise dont l’activité est <text:s/>basée sur la revente de données à des annonceurs ou des prestataires marketing.).</text:p>
      <text:p text:style-name="P1">Un exemple : J’ai une carte de fidélité Carrefour. Ce précieux sésame contient la liste exhaustive de tous mes achats. Ces données sont revendues par Carrefour à des Data Brokers qui les revendent à FB qui peut donc les exploiter pour cibler ses annonces.</text:p>
      <text:p text:style-name="P1">En effet, si l’adresse mail que j’ai indiqué lors de la création de mon profil correspond à celle que j’ai communiquée à Carrefour, FB peut me cibler en fonction des achats effectués dans l’enseigne de grande distribution.</text:p>
      <text:p text:style-name="P1">C’est une des techniques de ciblage direct (custom list.</text:p>
      <text:p text:style-name="P1">Mais ils se servent également de toutes les données récupérées pour exclure certaines cibles de leurs catégories afin que leurs campagnes de pub soient plus efficientes.</text:p>
      <text:p text:style-name="P1"/>
      <text:p text:style-name="P4">Les défis majeurs de la pub en ligne : </text:p>
      <text:p text:style-name="P1"/>
      <text:p text:style-name="P5">I – Respect de la vie privée :</text:p>
      <text:p text:style-name="P1"/>
      <text:p text:style-name="P1">Le système est biaisé car FB donne le potentiel reach (combien d’utilisateurs seront impactés paer la campagne de pub) aux annonceurs.</text:p>
      <text:p text:style-name="P1">Le publicitaire sait donc qui a un compte FB, ce qui est un avantage car cela dé-anonymise ses utilisateurs. Très pratique pour les sites que veulent savoir qui sont les personnes qui viennent sur leur site.</text:p>
      <text:p text:style-name="P1"/>
      <text:p text:style-name="P5">II – Lutter contre la discrimination :</text:p>
      <text:p text:style-name="P1"/>
      <text:p text:style-name="P1">Bien que le réseau social ait, depuis 2016, pris la décision de ne plus faire de ciblage par ethnie, le problème n’est pas totalement résolu.</text:p>
      <text:p text:style-name="P1">En effet ils peuvent encore filtrer les annonces en fonction des pages que vous aimez : Pour ne pas cibler une ethnie, par exemple les afro-américains, ils sortent de leur cible toutes les personnes qui aiment le gospel (entre autre) et pour ne pas être pris en faute, ils ouvrent leur ciblage à l’ethnie afro-américaine mais en dehors de la zone de prospection.</text:p>
      <text:p text:style-name="P1">Exemple concret : une agence immobilière basée à Grenoble ne veut cibler que des personnes blanches dans son annonce. FB peut le faire bien que la loi française l’interdise en excluant de leur cible toutes les personnes qui aiment le gospel à Grenoble et pour ne pas être pris en faute, ils envoient la même annonce à des cibles à Paris mais cette fois en intégrant les personnes qui aiment le gospel.</text:p>
      <text:p text:style-name="P1">Ainsi l’agence immobilière verra son annonce vue que par des blancs dans sa zone de chalandise mais respectera quand même la loi puisqu’elle aura envoyée son annonce à des personnes noires mais à Paris.</text:p>
      <text:p text:style-name="P1"/>
      <text:p text:style-name="P1"/>
      <text:p text:style-name="P1"/>
      <text:p text:style-name="P5"><text:soft-page-break/>III – Transparence :</text:p>
      <text:p text:style-name="P1"/>
      <text:p text:style-name="P1">FB et Twitter ouvrent un peu la porte mais…</text:p>
      <text:p text:style-name="P2">Lorsque l’on consulte notre profil FB, par exemple, lorsque l’on voit une annonce, on peut regarder pourquoi nous sommes ciblés.</text:p>
      <text:p text:style-name="P2">Transparence mais pas tant que cela. En effet, FB ne communique qu’un seul critère et qui est le plus large possible.</text:p>
      <text:p text:style-name="P2">Par exemple : L’annonceur cherche à atteindre des personnes de plus de 25 ans. Très large comme critère.</text:p>
      <text:p text:style-name="P2">Les chercheurs ont vu qu’il y avait des critères plus restrictifs mais FB ne le communique que quand il ne peut pas en donner un plus large.</text:p>
      <text:p text:style-name="P2">Il ne les communique que quand il ne peut en annoncer d’autres.</text:p>
      <text:p text:style-name="P2"/>
      <text:p text:style-name="P2"><text:span text:style-name="T1">En conclusion</text:span>, les réseaux sociaux veulent passer comme message que les utilisateurs sont maître de leurs données mais dans la réalité, nous ne les maîtrisons pas et nous sommes souvent dépassés par les autorisations qu nous donnons aux applications que nous installons sur nos smartphones et aux sites que nous visitons (régulièrement ou pa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6T11:16:59.167000000</meta:creation-date>
    <dc:date>2018-02-16T11:44:13.351000000</dc:date>
    <meta:editing-duration>PT7M23S</meta:editing-duration>
    <meta:editing-cycles>1</meta:editing-cycles>
    <meta:document-statistic meta:table-count="0" meta:image-count="0" meta:object-count="0" meta:page-count="2" meta:paragraph-count="28" meta:word-count="663" meta:character-count="3912" meta:non-whitespace-character-count="3272"/>
    <meta:generator>LibreOffice/5.4.1.2$Windows_X86_64 LibreOffice_project/ea7cb86e6eeb2bf3a5af73a8f7777ac570321527</meta:generator>
  </office:meta>
</office:document-meta>
</file>